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6375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Welcome to File Extension FYI Center!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Description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SP</text:p>
          </table:table-cell>
          <table:table-cell office:value-type="string" table:style-name="ce1">
            <text:p>Active Server Pages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JSP</text:p>
          </table:table-cell>
          <table:table-cell office:value-type="string" table:style-name="ce1">
            <text:p>JavaServer Pages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PNG</text:p>
          </table:table-cell>
          <table:table-cell office:value-type="string" table:style-name="ce1">
            <text:p>Portable Network Graphics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GIF</text:p>
          </table:table-cell>
          <table:table-cell office:value-type="string" table:style-name="ce1">
            <text:p>Graphics Interchange Format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WMV</text:p>
          </table:table-cell>
          <table:table-cell office:value-type="string" table:style-name="ce1">
            <text:p>Windows Media Video</text:p>
          </table:table-cell>
          <table:table-cell table:number-columns-repeated="16381"/>
        </table:table-row>
        <table:table-row table:number-rows-repeated="1048568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dc:title>Welcome to File Extension FYI Center!</dc:title>
    <meta:initial-creator/>
    <dc:creator/>
    <meta:creation-date>2008-01-04T03:08:19Z</meta:creation-date>
    <dc:date>2012-07-04T03:25:20Z</dc:date>
  </office:meta>
</office:document-meta>
</file>